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MatcherDoesYieldCCETest.shouldNotThrowC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stomMatcherDoesYieldCCETest.matches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MatcherDoesYieldCCETest.isStringWithText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